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 fo:text-align="justify" style:justify-single-word="false"/>
      <style:text-properties style:font-name="Times New Roman" officeooo:rsid="00095b56" officeooo:paragraph-rsid="0009aaef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officeooo:rsid="00095b56" officeooo:paragraph-rsid="00095b56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style:font-name="Times New Roman" officeooo:rsid="000a882e" officeooo:paragraph-rsid="000ac697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Times New Roman" officeooo:rsid="000ac697" officeooo:paragraph-rsid="000ac697"/>
    </style:style>
    <style:style style:name="T1" style:family="text">
      <style:text-properties officeooo:rsid="0009aaef"/>
    </style:style>
    <style:style style:name="T2" style:family="text">
      <style:text-properties officeooo:rsid="000ac69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utorial – Arduino:</text:p>
      <text:list xml:id="list2615598819404528646" text:style-name="L1">
        <text:list-item>
          <text:p text:style-name="P1">Instale a IDE do Arduino no seu computador, disponível em: <text:a xlink:type="simple" xlink:href="https://www.arduino.cc/en/Main/Software" text:style-name="Internet_20_link" text:visited-style-name="Visited_20_Internet_20_Link"><text:span text:style-name="T1">https://www.arduino.cc/en/Main/Software</text:span></text:a><text:span text:style-name="T1">;</text:span></text:p>
        </text:list-item>
        <text:list-item>
          <text:p text:style-name="P3">Crie um novo arquivo e coloque o código<text:span text:style-name="T2">-fonte</text:span> <text:span text:style-name="T2">disponível em: </text:span><text:a xlink:type="simple" xlink:href="https://github.com/pedrovbeltran/projetogenulic/" text:style-name="Internet_20_link" text:visited-style-name="Visited_20_Internet_20_Link"><text:span text:style-name="T2">https://github.com/pedrovbeltran/projetogenulic/</text:span></text:a><text:span text:style-name="T2"> ;</text:span></text:p>
        </text:list-item>
        <text:list-item>
          <text:p text:style-name="P4">Conecte o arduino ao computador;</text:p>
        </text:list-item>
        <text:list-item>
          <text:p text:style-name="P4">Selecione a porta COM na qual o arduino está conectado;</text:p>
        </text:list-item>
        <text:list-item>
          <text:p text:style-name="P4">Clique em “Carregar”;</text:p>
        </text:list-item>
        <text:list-item>
          <text:p text:style-name="P4">Pronto! O projeto já estará pronto para us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4T10:16:08.553022764</meta:creation-date>
    <dc:date>2016-12-24T11:44:49.605403262</dc:date>
    <meta:editing-duration>PT18M10S</meta:editing-duration>
    <meta:editing-cycles>1</meta:editing-cycles>
    <meta:document-statistic meta:table-count="0" meta:image-count="0" meta:object-count="0" meta:page-count="1" meta:paragraph-count="7" meta:word-count="57" meta:character-count="393" meta:non-whitespace-character-count="348"/>
    <meta:generator>LibreOffice/5.2.3.3$Linux_X86_64 LibreOffice_project/d54a8868f08a7b39642414cf2c8ef2f228f780cf</meta:generator>
  </office:meta>
</office:document-meta>
</file>